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14cm" style:rel-column-width="518*"/>
    </style:style>
    <style:style style:name="Table1.B" style:family="table-column">
      <style:table-column-properties style:column-width="4.916cm" style:rel-column-width="2787*"/>
    </style:style>
    <style:style style:name="Table1.C" style:family="table-column">
      <style:table-column-properties style:column-width="1.067cm" style:rel-column-width="605*"/>
    </style:style>
    <style:style style:name="Table1.D" style:family="table-column">
      <style:table-column-properties style:column-width="0.937cm" style:rel-column-width="531*"/>
    </style:style>
    <style:style style:name="Table1.E" style:family="table-column">
      <style:table-column-properties style:column-width="1.635cm" style:rel-column-width="927*"/>
    </style:style>
    <style:style style:name="Table1.F" style:family="table-column">
      <style:table-column-properties style:column-width="1.224cm" style:rel-column-width="694*"/>
    </style:style>
    <style:style style:name="Table1.G" style:family="table-column">
      <style:table-column-properties style:column-width="6.897cm" style:rel-column-width="39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914cm" style:rel-column-width="518*"/>
    </style:style>
    <style:style style:name="Table4.B" style:family="table-column">
      <style:table-column-properties style:column-width="4.916cm" style:rel-column-width="2787*"/>
    </style:style>
    <style:style style:name="Table4.C" style:family="table-column">
      <style:table-column-properties style:column-width="1.067cm" style:rel-column-width="605*"/>
    </style:style>
    <style:style style:name="Table4.D" style:family="table-column">
      <style:table-column-properties style:column-width="0.937cm" style:rel-column-width="531*"/>
    </style:style>
    <style:style style:name="Table4.E" style:family="table-column">
      <style:table-column-properties style:column-width="1.635cm" style:rel-column-width="927*"/>
    </style:style>
    <style:style style:name="Table4.F" style:family="table-column">
      <style:table-column-properties style:column-width="1.224cm" style:rel-column-width="694*"/>
    </style:style>
    <style:style style:name="Table4.G" style:family="table-column">
      <style:table-column-properties style:column-width="6.897cm" style:rel-column-width="391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914cm" style:rel-column-width="518*"/>
    </style:style>
    <style:style style:name="Table3.B" style:family="table-column">
      <style:table-column-properties style:column-width="4.916cm" style:rel-column-width="2787*"/>
    </style:style>
    <style:style style:name="Table3.C" style:family="table-column">
      <style:table-column-properties style:column-width="1.067cm" style:rel-column-width="605*"/>
    </style:style>
    <style:style style:name="Table3.D" style:family="table-column">
      <style:table-column-properties style:column-width="0.937cm" style:rel-column-width="531*"/>
    </style:style>
    <style:style style:name="Table3.E" style:family="table-column">
      <style:table-column-properties style:column-width="1.635cm" style:rel-column-width="927*"/>
    </style:style>
    <style:style style:name="Table3.F" style:family="table-column">
      <style:table-column-properties style:column-width="1.224cm" style:rel-column-width="694*"/>
    </style:style>
    <style:style style:name="Table3.G" style:family="table-column">
      <style:table-column-properties style:column-width="6.897cm" style:rel-column-width="39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pb_adv_timer_ss</text:span><text:span text:style-name="T1"> Registers &amp; Memories</text:span></text:p>
      <text:p text:style-name="P2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3" text:outline-level="1">Parameters</text:h>
      <text:p text:style-name="Text_20_body"><text:span text:style-name="T2">Word size</text:span>: 32</text:p>
      <text:p text:style-name="Text_20_body"><text:span text:style-name="T2">Endianness</text:span>: little</text:p>
      <text:h text:style-name="Heading_20_1" text:outline-level="1">Registers</text:h>
      <text:h text:style-name="Heading_20_2" text:outline-level="2">t0_cmd - 0x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0_config - 0x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0_threshold - 0x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0_th_channel0 - 0x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th_channel1 - 0x1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th_channel2 - 0x1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th_channel3 - 0x1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counter - 0x2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t1_cmd - 0x4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1_config - 0x4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1_threshold - 0x4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1_th_channel0 - 0x4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th_channel1 - 0x5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th_channel2 - 0x5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th_channel3 - 0x5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counter - 0x6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t2_cmd - 0x8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2_config - 0x8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2_threshold - 0x8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2_th_channel0 - 0x8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th_channel1 - 0x9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th_channel2 - 0x9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th_channel3 - 0x9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counter - 0xa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t3_cmd - 0xc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3_config - 0xc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3_threshold - 0xc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3_th_channel0 - 0xc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th_channel1 - 0xd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th_channel2 - 0xd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th_channel3 - 0xd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counter - 0xe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event_cfg - 0x100</text:h>
      <text:p text:style-name="Text_20_body">ADV_TIMER output event 0 source configuration bitfile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:0</text:p>
          </table:table-cell>
          <table:table-cell table:style-name="Table1.A3" office:value-type="string">
            <text:p text:style-name="Text_20_body">sel0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0 source configuration bitfiled:</text:p>
          </table:table-cell>
        </table:table-row>
        <table:table-row>
          <table:table-cell table:style-name="Table1.A3" office:value-type="string">
            <text:p text:style-name="Text_20_body">7:4</text:p>
          </table:table-cell>
          <table:table-cell table:style-name="Table1.A3" office:value-type="string">
            <text:p text:style-name="Text_20_body">sel1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1 source configuration bitfiled:</text:p>
          </table:table-cell>
        </table:table-row>
        <table:table-row>
          <table:table-cell table:style-name="Table1.A3" office:value-type="string">
            <text:p text:style-name="Text_20_body">11:8</text:p>
          </table:table-cell>
          <table:table-cell table:style-name="Table1.A3" office:value-type="string">
            <text:p text:style-name="Text_20_body">sel2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2 source configuration bitfiled:</text:p>
          </table:table-cell>
        </table:table-row>
        <table:table-row>
          <table:table-cell table:style-name="Table1.A3" office:value-type="string">
            <text:p text:style-name="Text_20_body">15:12</text:p>
          </table:table-cell>
          <table:table-cell table:style-name="Table1.A3" office:value-type="string">
            <text:p text:style-name="Text_20_body">sel3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3 source configuration bitfiled:</text:p>
          </table:table-cell>
        </table:table-row>
        <table:table-row>
          <table:table-cell table:style-name="Table1.A3" office:value-type="string">
            <text:p text:style-name="Text_20_body">19:16</text:p>
          </table:table-cell>
          <table:table-cell table:style-name="Table1.A3" office:value-type="string">
            <text:p text:style-name="Text_20_body">ena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enable configuration bitfield. ENA[i]=1 enables output event i generation.</text:p>
          </table:table-cell>
        </table:table-row>
      </table:table>
      <text:h text:style-name="Heading_20_2" text:outline-level="2">cg - 0x104</text:h>
      <text:p text:style-name="Text_20_body">ADV_TIMER clock gating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:0</text:p>
          </table:table-cell>
          <table:table-cell table:style-name="Table1.A3" office:value-type="string">
            <text:p text:style-name="Text_20_body">ena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clock gating configuration bitfield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5T16:12:40</dc:date>
    <dc:creator>David Poulin</dc:creator>
    <meta:editing-duration>P7DT2H4M13S</meta:editing-duration>
    <meta:editing-cycles>242</meta:editing-cycles>
    <meta:generator>OpenOffice/4.1.14$Unix OpenOffice.org_project/4114m1$Build-9811</meta:generator>
    <meta:document-statistic meta:table-count="3" meta:image-count="0" meta:object-count="0" meta:page-count="5" meta:paragraph-count="147" meta:word-count="284" meta:character-count="2961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17.645251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17.645251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